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a06e" officeooo:paragraph-rsid="000fa06e"/>
    </style:style>
    <style:style style:name="P2" style:family="paragraph" style:parent-style-name="Standard">
      <style:text-properties officeooo:rsid="000fa06e" officeooo:paragraph-rsid="001436ce"/>
    </style:style>
    <style:style style:name="P3" style:family="paragraph" style:parent-style-name="Standard">
      <style:text-properties officeooo:rsid="00118b4f" officeooo:paragraph-rsid="001436ce"/>
    </style:style>
    <style:style style:name="P4" style:family="paragraph" style:parent-style-name="Standard">
      <style:text-properties fo:font-weight="bold" officeooo:rsid="000fa06e" officeooo:paragraph-rsid="000fa06e" style:font-weight-asian="bold" style:font-weight-complex="bold"/>
    </style:style>
    <style:style style:name="T1" style:family="text">
      <style:text-properties officeooo:rsid="000fa06e"/>
    </style:style>
    <style:style style:name="T2" style:family="text">
      <style:text-properties officeooo:rsid="00118b4f"/>
    </style:style>
    <style:style style:name="T3" style:family="text">
      <style:text-properties fo:font-weight="bold" officeooo:rsid="00118b4f" style:font-weight-asian="bold" style:font-weight-complex="bold"/>
    </style:style>
    <style:style style:name="T4" style:family="text">
      <style:text-properties officeooo:rsid="0017d7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4">Lx </text:span>//<text:span text:style-name="T1">Service Now API : </text:span></text:p>
      <text:p text:style-name="P1">Client Side : </text:p>
      <text:p text:style-name="P1"><text:tab/>Client Scripts </text:p>
      <text:p text:style-name="P1"><text:tab/>UI Actions</text:p>
      <text:p text:style-name="P1"/>
      <text:p text:style-name="P4"><text:tab/><text:span text:style-name="T2">Glide User</text:span></text:p>
      <text:p text:style-name="P4"><text:tab/><text:span text:style-name="T2">Glide Form</text:span></text:p>
      <text:p text:style-name="P1"/>
      <text:p text:style-name="P1">Server Side :</text:p>
      <text:p text:style-name="P1"><text:tab/>Business Rules</text:p>
      <text:p text:style-name="P1"><text:tab/>Script Includes </text:p>
      <text:p text:style-name="P1"><text:tab/>UI Actions</text:p>
      <text:p text:style-name="P1"/>
      <text:p text:style-name="P2"><text:tab/><text:span text:style-name="T3">GlideRecord</text:span><text:span text:style-name="T2"> <text:s/>: (See section 14 : GlideRecord , Time 03:34)</text:span></text:p>
      <text:p text:style-name="P3"><text:tab/><text:tab/>This is the database API that is used to interact with the database . We don’t directly interact with the database which is the My-Sql server in case of Service Now. </text:p>
      <text:p text:style-name="P1"><text:tab/><text:span text:style-name="T3">GlideSystem</text:span></text:p>
      <text:p text:style-name="P1"><text:tab/><text:span text:style-name="T3">GlideDateTi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9:18:11.032922271</meta:creation-date>
    <dc:date>2020-01-17T06:03:49.351077861</dc:date>
    <meta:editing-duration>PT5H36M3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68" meta:character-count="395" meta:non-whitespace-character-count="323"/>
  </office:meta>
</office:document-meta>
</file>